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16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timal (29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e_Body_Landmark</text:p>
          </table:table-cell>
          <table:table-cell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optimal_name_T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_club_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_LEFT_ELBOW_Z</text:p>
          </table:table-cell>
          <table:table-cell office:value-type="float" office:value="-0.904541248764336" calcext:value-type="float">
            <text:p>-0.904541248764336</text:p>
          </table:table-cell>
        </table:table-row>
        <table:table-row table:style-name="ro1">
          <table:table-cell office:value-type="string" calcext:value-type="string">
            <text:p>optimal_RIGHT_ELBOW_Z</text:p>
          </table:table-cell>
          <table:table-cell office:value-type="float" office:value="-0.702988230156787" calcext:value-type="float">
            <text:p>-0.702988230156787</text:p>
          </table:table-cell>
        </table:table-row>
        <table:table-row table:style-name="ro1">
          <table:table-cell office:value-type="string" calcext:value-type="string">
            <text:p>optimal_LEFT_WRIST_Z</text:p>
          </table:table-cell>
          <table:table-cell office:value-type="float" office:value="-0.647043210568002" calcext:value-type="float">
            <text:p>-0.647043210568002</text:p>
          </table:table-cell>
        </table:table-row>
        <table:table-row table:style-name="ro1">
          <table:table-cell office:value-type="string" calcext:value-type="string">
            <text:p>optimal_RIGHT_EAR_Z</text:p>
          </table:table-cell>
          <table:table-cell office:value-type="float" office:value="-0.646232555619302" calcext:value-type="float">
            <text:p>-0.646232555619302</text:p>
          </table:table-cell>
        </table:table-row>
        <table:table-row table:style-name="ro1">
          <table:table-cell office:value-type="string" calcext:value-type="string">
            <text:p>optimal_RIGHT_WRIST_Z</text:p>
          </table:table-cell>
          <table:table-cell office:value-type="float" office:value="-0.634612952575109" calcext:value-type="float">
            <text:p>-0.634612952575109</text:p>
          </table:table-cell>
        </table:table-row>
        <table:table-row table:style-name="ro1">
          <table:table-cell office:value-type="string" calcext:value-type="string">
            <text:p>optimal_RIGHT_KNEE_Z</text:p>
          </table:table-cell>
          <table:table-cell office:value-type="float" office:value="0.627311726281091" calcext:value-type="float">
            <text:p>0.627311726281091</text:p>
          </table:table-cell>
        </table:table-row>
        <table:table-row table:style-name="ro1">
          <table:table-cell office:value-type="string" calcext:value-type="string">
            <text:p>optimal_LEFT_KNEE_Z_Z</text:p>
          </table:table-cell>
          <table:table-cell office:value-type="float" office:value="0.57113185606757" calcext:value-type="float">
            <text:p>0.57113185606757</text:p>
          </table:table-cell>
        </table:table-row>
        <table:table-row table:style-name="ro1">
          <table:table-cell office:value-type="string" calcext:value-type="string">
            <text:p>optimal_LEFT_EAR_Z</text:p>
          </table:table-cell>
          <table:table-cell office:value-type="float" office:value="-0.547317246121437" calcext:value-type="float">
            <text:p>-0.547317246121437</text:p>
          </table:table-cell>
        </table:table-row>
        <table:table-row table:style-name="ro1">
          <table:table-cell office:value-type="string" calcext:value-type="string">
            <text:p>optimal_RIGHT_HIP_Z</text:p>
          </table:table-cell>
          <table:table-cell office:value-type="float" office:value="-0.2443780052222" calcext:value-type="float">
            <text:p>-0.2443780052222</text:p>
          </table:table-cell>
        </table:table-row>
        <table:table-row table:style-name="ro1">
          <table:table-cell office:value-type="string" calcext:value-type="string">
            <text:p>optimal_RIGHT_FOOT_INDEX_Z</text:p>
          </table:table-cell>
          <table:table-cell office:value-type="float" office:value="0.233637123431719" calcext:value-type="float">
            <text:p>0.233637123431719</text:p>
          </table:table-cell>
        </table:table-row>
        <table:table-row table:style-name="ro1">
          <table:table-cell office:value-type="string" calcext:value-type="string">
            <text:p>optimal_LEFT_FOOT_INDEX_Z</text:p>
          </table:table-cell>
          <table:table-cell office:value-type="float" office:value="0.197648460747798" calcext:value-type="float">
            <text:p>0.197648460747798</text:p>
          </table:table-cell>
        </table:table-row>
        <table:table-row table:style-name="ro1">
          <table:table-cell office:value-type="string" calcext:value-type="string">
            <text:p>optimal_LEFT_SHOULDER_Z</text:p>
          </table:table-cell>
          <table:table-cell office:value-type="float" office:value="0.174430339471443" calcext:value-type="float">
            <text:p>0.174430339471443</text:p>
          </table:table-cell>
        </table:table-row>
        <table:table-row table:style-name="ro1">
          <table:table-cell office:value-type="string" calcext:value-type="string">
            <text:p>optimal_RIGHT_SHOULDER_Z</text:p>
          </table:table-cell>
          <table:table-cell office:value-type="float" office:value="0.112042343992663" calcext:value-type="float">
            <text:p>0.112042343992663</text:p>
          </table:table-cell>
        </table:table-row>
        <table:table-row table:style-name="ro1">
          <table:table-cell office:value-type="string" calcext:value-type="string">
            <text:p>optimal_LEFT_HIP_Z</text:p>
          </table:table-cell>
          <table:table-cell office:value-type="float" office:value="0.0629304334961138" calcext:value-type="float">
            <text:p>0.062930433496114</text:p>
          </table:table-cell>
        </table:table-row>
        <table:table-row table:style-name="ro1">
          <table:table-cell office:value-type="string" calcext:value-type="string">
            <text:p>optimal_name_Ton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_club_8i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8" meta:object-count="0"/>
    <meta:generator>LibreOffice/6.4.7.2$Linux_X86_64 LibreOffice_project/40$Build-2</meta:generator>
  </office:meta>
</office:document-meta>
</file>